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c34" officeooo:paragraph-rsid="000bac34"/>
    </style:style>
    <style:style style:name="P2" style:family="paragraph" style:parent-style-name="Standard" style:list-style-name="L1">
      <style:text-properties officeooo:rsid="000bac34" officeooo:paragraph-rsid="000bac34"/>
    </style:style>
    <style:style style:name="P3" style:family="paragraph" style:parent-style-name="Standard">
      <style:text-properties officeooo:rsid="000bac34" officeooo:paragraph-rsid="000d403d"/>
    </style:style>
    <style:style style:name="P4" style:family="paragraph" style:parent-style-name="Standard">
      <style:text-properties officeooo:rsid="000bac34" officeooo:paragraph-rsid="000da346"/>
    </style:style>
    <style:style style:name="P5" style:family="paragraph" style:parent-style-name="Standard" style:list-style-name="L2" style:master-page-name="">
      <loext:graphic-properties draw:fill="none"/>
      <style:paragraph-properties fo:margin-left="0.25in" fo:margin-right="0in" fo:text-indent="0in" style:auto-text-indent="false" style:page-number="auto">
        <style:tab-stops/>
      </style:paragraph-properties>
      <style:text-properties officeooo:rsid="000da346" officeooo:paragraph-rsid="000da346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>
        <style:tab-stops/>
      </style:paragraph-properties>
      <style:text-properties officeooo:rsid="000da346" officeooo:paragraph-rsid="000da346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>
        <style:tab-stops/>
      </style:paragraph-properties>
      <style:text-properties officeooo:rsid="000da346" officeooo:paragraph-rsid="00101afe"/>
    </style:style>
    <style:style style:name="P8" style:family="paragraph" style:parent-style-name="Standard" style:list-style-name="L2" style:master-page-name="">
      <loext:graphic-properties draw:fill="none"/>
      <style:paragraph-properties fo:margin-left="0.25in" fo:margin-right="0in" fo:text-indent="0in" style:auto-text-indent="false" style:page-number="auto">
        <style:tab-stops/>
      </style:paragraph-properties>
      <style:text-properties officeooo:rsid="000da346" officeooo:paragraph-rsid="00101afe"/>
    </style:style>
    <style:style style:name="P9" style:family="paragraph" style:parent-style-name="Standard" style:list-style-name="L2" style:master-page-name="">
      <loext:graphic-properties draw:fill="none"/>
      <style:paragraph-properties fo:margin-left="0.25in" fo:margin-right="0in" fo:text-indent="0in" style:auto-text-indent="false" style:page-number="auto">
        <style:tab-stops/>
      </style:paragraph-properties>
      <style:text-properties officeooo:rsid="000da346" officeooo:paragraph-rsid="00101afe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>
        <style:tab-stops>
          <style:tab-stop style:position="0.5in"/>
        </style:tab-stops>
      </style:paragraph-properties>
      <style:text-properties officeooo:rsid="000da346" officeooo:paragraph-rsid="000da346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rsid="000da346" officeooo:paragraph-rsid="000da346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rsid="000da346" officeooo:paragraph-rsid="00101afe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>
        <style:tab-stops>
          <style:tab-stop style:position="0.5in"/>
        </style:tab-stops>
      </style:paragraph-properties>
      <style:text-properties officeooo:rsid="000da346" officeooo:paragraph-rsid="00101afe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>
        <style:tab-stops>
          <style:tab-stop style:position="0.5in"/>
        </style:tab-stops>
      </style:paragraph-properties>
      <style:text-properties officeooo:rsid="000da346" officeooo:paragraph-rsid="00101afe"/>
    </style:style>
    <style:style style:name="T1" style:family="text">
      <style:text-properties officeooo:rsid="000d403d"/>
    </style:style>
    <style:style style:name="T2" style:family="text">
      <style:text-properties officeooo:rsid="00101a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22440392875795633" text:style-name="L1">
        <text:list-item>
          <text:p text:style-name="P2">Login</text:p>
        </text:list-item>
      </text:list>
      <text:p text:style-name="P1"/>
      <text:p text:style-name="P1"><text:tab/>Server menampilkan “Please write login to login”</text:p>
      <text:p text:style-name="P1"><text:tab/>Client mengetikkan “login”</text:p>
      <text:p text:style-name="P3"><text:tab/><text:tab/><text:span text:style-name="T1">Jika true, akan ada proses berikut:</text:span></text:p>
      <text:p text:style-name="P3"><text:tab/><text:tab/><text:tab/>Server meminta memasukkan username</text:p>
      <text:p text:style-name="P1"><text:tab/><text:tab/><text:tab/>Client memberikan input username</text:p>
      <text:p text:style-name="P1"><text:tab/><text:tab/><text:tab/><text:tab/>Jika true, akan ada 2 output, yaitu</text:p>
      <text:p text:style-name="P1"><text:tab/><text:tab/><text:tab/><text:tab/><text:tab/>-) Write list to view user active</text:p>
      <text:p text:style-name="P1"><text:tab/><text:tab/><text:tab/><text:tab/><text:tab/>-) Start chatting</text:p>
      <text:p text:style-name="P1"><text:tab/><text:tab/><text:tab/><text:tab/>Jika false, akan ada 2 output, yaitu</text:p>
      <text:p text:style-name="P1"><text:tab/><text:tab/><text:tab/><text:tab/><text:tab/>-) Please login</text:p>
      <text:p text:style-name="P3"><text:tab/><text:tab/><text:tab/><text:tab/><text:tab/>-) <text:span text:style-name="T1">Username already in use</text:span></text:p>
      <text:p text:style-name="P3"><text:tab/><text:tab/><text:span text:style-name="T1">Jika false maka akan ada 2 proses:</text:span></text:p>
      <text:p text:style-name="P3"><text:tab/><text:tab/><text:tab/>-<text:span text:style-name="T1">) Program akan meminta user untuk login</text:span></text:p>
      <text:p text:style-name="P3"><text:tab/><text:tab/><text:tab/>-<text:span text:style-name="T1">) Invalid command</text:span></text:p>
      <text:p text:style-name="P4"><text:tab/><text:tab/><text:tab/>-<text:span text:style-name="T1">) Program return 0</text:span></text:p>
      <text:p text:style-name="P4"/>
      <text:list xml:id="list8109394142669072043" text:style-name="L2">
        <text:list-header>
          <text:p text:style-name="P5">2. <text:s text:c="2"/><text:span text:style-name="T2">List</text:span></text:p>
        </text:list-header>
      </text:list>
      <text:p text:style-name="P6"/>
      <text:p text:style-name="P10"><text:tab/><text:span text:style-name="T2">Client memberikan perintah dengan mengetikkan “list”</text:span></text:p>
      <text:p text:style-name="P11"><text:tab/><text:tab/><text:span text:style-name="T2">Jika true, akan menampilkan user yang sedang online.</text:span></text:p>
      <text:p text:style-name="P11"><text:tab/><text:tab/><text:span text:style-name="T2">Jika false akan ada 2 output, yaitu:</text:span></text:p>
      <text:p text:style-name="P11"><text:tab/><text:tab/><text:tab/>-<text:span text:style-name="T2">) Please login</text:span></text:p>
      <text:p text:style-name="P11"><text:tab/><text:tab/><text:tab/>-<text:span text:style-name="T2">) Invalid command</text:span></text:p>
      <text:p text:style-name="P11"/>
      <text:list xml:id="list212601908145235" text:continue-numbering="true" text:style-name="L2">
        <text:list-header>
          <text:p text:style-name="P8"><text:span text:style-name="T2">3</text:span>. <text:s text:c="2"/><text:span text:style-name="T2">Sendall</text:span></text:p>
        </text:list-header>
      </text:list>
      <text:p text:style-name="P7"/>
      <text:p text:style-name="P13"><text:tab/><text:span text:style-name="T2">Client memberikan perintah sendall&lt;spasi&gt;pesan yang dikirimkan</text:span></text:p>
      <text:p text:style-name="P12"><text:tab/><text:tab/><text:span text:style-name="T2">Jika true, akan mengirimkan pesan ke semua user.</text:span></text:p>
      <text:p text:style-name="P12"><text:tab/><text:tab/><text:span text:style-name="T2">Jika false akan ada 2 output, yaitu:</text:span></text:p>
      <text:p text:style-name="P12"><text:tab/><text:tab/><text:tab/>-<text:span text:style-name="T2">) Please login</text:span></text:p>
      <text:p text:style-name="P12"><text:tab/><text:tab/><text:tab/>-<text:span text:style-name="T2">) Invalid command</text:span></text:p>
      <text:p text:style-name="P12"/>
      <text:list xml:id="list212602964568919" text:continue-numbering="true" text:style-name="L2">
        <text:list-header>
          <text:p text:style-name="P8"><text:span text:style-name="T2">4</text:span>. <text:s text:c="2"/><text:span text:style-name="T2">Sendto</text:span></text:p>
        </text:list-header>
      </text:list>
      <text:p text:style-name="P7"/>
      <text:p text:style-name="P13"><text:tab/><text:span text:style-name="T2">Client memberikan perintah sendto&lt;spasi&gt;user tujuan&lt;spasi&gt;pesan yang dikirimkan</text:span></text:p>
      <text:p text:style-name="P12"><text:tab/><text:tab/><text:span text:style-name="T2">Jika true, akan mengirimkan pesan ke user tujuan</text:span></text:p>
      <text:p text:style-name="P12"><text:tab/><text:tab/><text:span text:style-name="T2">Jika false akan ada 2 output, yaitu:</text:span></text:p>
      <text:p text:style-name="P12"><text:tab/><text:tab/><text:tab/>-<text:span text:style-name="T2">) Please login</text:span></text:p>
      <text:p text:style-name="P12"><text:tab/><text:tab/><text:tab/>-<text:span text:style-name="T2">) Invalid comm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0:51:17.235206346</meta:creation-date>
    <dc:date>2015-10-24T21:26:01.033609911</dc:date>
    <meta:editing-duration>PT19M32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34" meta:word-count="167" meta:character-count="1117" meta:non-whitespace-character-count="897"/>
  </office:meta>
</office:document-meta>
</file>